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0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Sept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number-columns-repeated="3"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12235">
            <text:p>12235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966122467001369">
            <text:p>0.97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3-09T08:52:15.508475">
            <text:p>03/09/09</text:p>
          </table:table-cell>
          <table:table-cell/>
          <table:table-cell table:style-name="ce3" table:formula="oooc:=DAYS(NOW();[January.A4])" office:value-type="float" office:value="261.871562499997">
            <text:p>261.87</text:p>
          </table:table-cell>
        </table:table-row>
      </table:table>
      <table:table table:name="August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92029815107248">
            <text:p>0.92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4-17T05:09:08.990329">
            <text:p>04/17/09</text:p>
          </table:table-cell>
          <table:table-cell/>
          <table:table-cell table:style-name="ce3" table:formula="oooc:=DAYS(NOW();[January.A4])" office:value-type="float" office:value="261.871655092589">
            <text:p>261.87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836287531472502">
            <text:p>0.84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5-25T20:40:39.658605">
            <text:p>05/25/09</text:p>
          </table:table-cell>
          <table:table-cell/>
          <table:table-cell table:style-name="ce3" table:formula="oooc:=DAYS(NOW();[January.A4])" office:value-type="float" office:value="261.871655092589">
            <text:p>261.87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745594248949799">
            <text:p>0.75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7-06T03:39:27.26527">
            <text:p>07/06/09</text:p>
          </table:table-cell>
          <table:table-cell/>
          <table:table-cell table:style-name="ce3" table:formula="oooc:=DAYS(NOW();[January.A4])" office:value-type="float" office:value="261.871655092589">
            <text:p>261.87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564207683904394">
            <text:p>0.56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6-03T03:57:10.616115">
            <text:p>06/03/09</text:p>
          </table:table-cell>
          <table:table-cell/>
          <table:table-cell table:style-name="ce3" table:formula="oooc:=DAYS(NOW();[January.A4])" office:value-type="float" office:value="261.871655092589">
            <text:p>261.87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09-29T20:55:11">
            <text:p>09/29/08</text:p>
          </table:table-cell>
          <table:table-cell table:formula="oooc:=DAYS(NOW();1/1/8)" office:value-type="float" office:value="39720.7466550926">
            <text:p>39720.75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65637128486265">
            <text:p>0.37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2-10T00:11:59.532122">
            <text:p>02/10/10</text:p>
          </table:table-cell>
          <table:table-cell/>
          <table:table-cell table:style-name="ce3" table:formula="oooc:=DAYS(NOW();[January.A4])" office:value-type="float" office:value="261.871655092589">
            <text:p>261.87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9">09/29/2008</text:date>, <text:time>20:5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date>2008-09-29T20:55:10</dc:date>
    <meta:editing-cycles>197</meta:editing-cycles>
    <meta:editing-duration>P11DT7H47M5S</meta:editing-duration>
    <meta:user-defined meta:name="Info 1"/>
    <meta:user-defined meta:name="Info 2"/>
    <meta:user-defined meta:name="Info 3"/>
    <meta:user-defined meta:name="Info 4"/>
    <meta:document-statistic meta:table-count="9" meta:cell-count="2839"/>
  </office:meta>
</office:document-meta>
</file>